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434900002DCACDC39ACD.svm"/>
  <manifest:file-entry manifest:media-type="" manifest:full-path="Pictures/200000070000436400002E4E1A0CBB8B.svm"/>
  <manifest:file-entry manifest:media-type="" manifest:full-path="Pictures/200000070000448700002D95112236CD.svm"/>
  <manifest:file-entry manifest:media-type="" manifest:full-path="Pictures/200000070000434900002DFF738D0094.svm"/>
  <manifest:file-entry manifest:media-type="" manifest:full-path="Pictures/20000007000043CE00002DB050F1A10A.svm"/>
  <manifest:file-entry manifest:media-type="" manifest:full-path="Pictures/200000070000437E00002E1975B1572A.svm"/>
  <manifest:file-entry manifest:media-type="" manifest:full-path="Pictures/200000070000439900002E4E5FC25FCA.svm"/>
  <manifest:file-entry manifest:media-type="" manifest:full-path="Pictures/200000070000439900002DFF35D7F603.svm"/>
  <manifest:file-entry manifest:media-type="" manifest:full-path="Pictures/200000070000436400002E4EA8A3708D.svm"/>
  <manifest:file-entry manifest:media-type="" manifest:full-path="Pictures/200000070000436400002E349BA07704.svm"/>
  <manifest:file-entry manifest:media-type="" manifest:full-path="Pictures/200000070000450B00002E197006F8B4.svm"/>
  <manifest:file-entry manifest:media-type="" manifest:full-path="Pictures/200000070000434900002E83027B18B9.svm"/>
  <manifest:file-entry manifest:media-type="" manifest:full-path="Pictures/20000007000043B300002DFF2C4D57FE.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color="#ff0000" fo:font-weight="bold" style:font-weight-asian="bold" style:font-weight-complex="bold"/>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style="italic" style:text-underline-style="none" style:font-style-asian="italic" style:font-style-complex="italic"/>
    </style:style>
    <style:style style:name="T1" style:family="text">
      <style:text-properties style:text-underline-style="solid" style:text-underline-width="auto" style:text-underline-color="font-color"/>
    </style:style>
    <style:style style:name="T2" style:family="text">
      <style:text-properties fo:font-style="italic" style:text-underline-style="solid" style:text-underline-width="auto" style:text-underline-color="font-color" style:font-style-asian="italic" style:font-style-complex="italic"/>
    </style:style>
    <style:style style:name="T3" style:family="text">
      <style:text-properties fo:font-weight="bold" style:font-weight-asian="bold" style:font-weight-complex="bol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RACE CLASH WARHAMMER 40 K SOULSTORM – MVC APPLICATION</text:p>
      <text:p text:style-name="Standard"/>
      <text:p text:style-name="P3">About the project:</text:p>
      <text:p text:style-name="Standard"/>
      <text:p text:style-name="Standard">Race Clash Warhamer 40k Soulstorm is based on the game Warhammer40k Soulstorm by Relic.</text:p>
      <text:p text:style-name="Standard"/>
      <text:p text:style-name="Standard">It is a real time strategy game that allows the user o take command of one the races specified in teh game.By gaining command over the race race the user can then either play the game in a Single Player Mode or Multiplayer Mode.</text:p>
      <text:p text:style-name="Standard"/>
      <text:p text:style-name="Standard">Please click onto the below link to get to know more about the gme:</text:p>
      <text:p text:style-name="Standard"/>
      <text:p text:style-name="Standard"><text:a xlink:type="simple" xlink:href="https://en.wikipedia.org/wiki/Warhammer_40,000:_Dawn_of_War_–_Soulstorm" text:style-name="Internet_20_link" text:visited-style-name="Visited_20_Internet_20_Link">https://en.wikipedia.org/wiki/Warhammer_40,000:_Dawn_of_War_%E2%80%93_Soulstorm</text:a></text:p>
      <text:p text:style-name="Standard"/>
      <text:p text:style-name="Standard">In app the which I have created <text:s/>the user has two races to choose from:</text:p>
      <text:p text:style-name="Standard"/>
      <text:p text:style-name="Standard">First race is the <text:span text:style-name="T2">DarkEldar Race</text:span> and the second race is the <text:span text:style-name="T2">Necrons race</text:span>.</text:p>
      <text:p text:style-name="Standard"/>
      <text:p text:style-name="Standard">For example the first pane that appears on the screen shown to the user is the Necrons Race Pane.</text:p>
      <text:p text:style-name="Standard"/>
      <text:p text:style-name="Standard">The units that appear on that pane include: Necron Warriors, Flayed Ones Squads,wraiths as well as the special abilities.</text:p>
      <text:p text:style-name="Standard"/>
      <text:p text:style-name="Standard">The name of the units as well as their special abilities were derived from:</text:p>
      <text:p text:style-name="Standard"/>
      <text:p text:style-name="Standard"><text:a xlink:type="simple" xlink:href="https://gladiusrelicsofwar.fandom.com/wiki/Necron_units" text:style-name="Internet_20_link" text:visited-style-name="Visited_20_Internet_20_Link">https://gladiusrelicsofwar.fandom.com/wiki/Necron_units</text:a></text:p>
      <text:p text:style-name="Standard"/>
      <text:p text:style-name="Standard">The same things goes for all of the Dark Eldar Units which were derived from the page:</text:p>
      <text:p text:style-name="Standard"/>
      <text:p text:style-name="Standard"><text:a xlink:type="simple" xlink:href="https://warhammer-guide.ru/wiki/Dark_Eldar.html#google_vignette" text:style-name="Internet_20_link" text:visited-style-name="Visited_20_Internet_20_Link">https://warhammer-guide.ru/wiki/Dark_Eldar.html#google_vignette</text:a>.</text:p>
      <text:p text:style-name="Standard"/>
      <text:p text:style-name="Standard">My goal was to try and create an application that somehow resembles the "clash" of the units as in the real game and allow the user some freedom when choosing the units and their special abilities abilities. I hope you enjoy the whole of the apllication!</text:p>
      <text:p text:style-name="Standard"/>
      <text:p text:style-name="Standard"><text:span text:style-name="T3"/></text:p>
      <text:p text:style-name="Standard"><text:span text:style-name="T3"/></text:p>
      <text:p text:style-name="Standard"><text:span text:style-name="T3"/></text:p>
      <text:p text:style-name="Standard"><text:span text:style-name="T3"/></text:p>
      <text:p text:style-name="Standard"><text:span text:style-name="T3"/></text:p>
      <text:p text:style-name="Standard"><text:span text:style-name="T3"/></text:p>
      <text:p text:style-name="Standard"><text:span text:style-name="T3"/></text:p>
      <text:p text:style-name="Standard"><text:span text:style-name="T3"/></text:p>
      <text:p text:style-name="Standard"><text:span text:style-name="T3">APPLICATION FUNCTIONALITY</text:span></text:p>
      <text:p text:style-name="Standard"/>
      <text:p text:style-name="Standard">The first Pane that appears to the user is the Necrons Race Pane.</text:p>
      <text:p text:style-name="Standard"/>
      <text:p text:style-name="P2">NECRONS RACE PANE</text:p>
      <text:p text:style-name="Standard"/>
      <text:p text:style-name="Standard">The Necrons Race Pane looks like this:</text:p>
      <text:p text:style-name="Standard">(Please see the image on the next Page)</text:p>
      <text:p text:style-name="Standard"/>
      <text:p text:style-name="Standard"><draw:frame draw:style-name="fr1" draw:name="grafika1" text:anchor-type="paragraph" svg:width="16.999cm" svg:height="11.55cm" draw:z-index="2"><draw:image xlink:href="Pictures/20000007000043B300002DFF2C4D57FE.svm" xlink:type="simple" xlink:show="embed" xlink:actuate="onLoad"/></draw:frame><text:soft-page-break/></text:p>
      <text:p text:style-name="Standard">In this pane the user can insert units such as:</text:p>
      <text:p text:style-name="Standard"/>
      <text:p text:style-name="Standard">1.Necron Warriors</text:p>
      <text:p text:style-name="Standard">2.Flayed Ones squad</text:p>
      <text:p text:style-name="Standard">3.Immortals squad</text:p>
      <text:p text:style-name="Standard">4.Wraith Squad</text:p>
      <text:p text:style-name="Standard"/>
      <text:p text:style-name="Standard">Please note!</text:p>
      <text:p text:style-name="P1">In order for the score to be calculated correctly the user can only insert a number and <text:span text:style-name="T1">ALL </text:span>of the textBoxes must contain a valid input.</text:p>
      <text:p text:style-name="Standard"/>
      <text:p text:style-name="Standard">What is more the user has special abilities to choose from:</text:p>
      <text:p text:style-name="Standard"/>
      <text:p text:style-name="Standard">1.Dimensional Corridor</text:p>
      <text:p text:style-name="Standard">2.Aura Of Fear</text:p>
      <text:p text:style-name="Standard">3.Necrodermis Repair</text:p>
      <text:p text:style-name="Standard"/>
      <text:p text:style-name="Standard">To assign a special ability the user must make use of the CheckBox. By clicking onto the CheckBox special abilities are going to be assigned to chosen units.</text:p>
      <text:p text:style-name="Standard"/>
      <text:p text:style-name="Standard"/>
      <text:p text:style-name="Standard">The filled in NecronsRace Pane is going to look like this:</text:p>
      <text:p text:style-name="Standard">(Please see the image below)</text:p>
      <text:p text:style-name="Standard"/>
      <text:p text:style-name="Standard"><draw:frame draw:style-name="fr1" draw:name="grafika6" text:anchor-type="paragraph" svg:width="16.999cm" svg:height="11.749cm" draw:z-index="3"><draw:image xlink:href="Pictures/200000070000434900002E83027B18B9.svm" xlink:type="simple" xlink:show="embed" xlink:actuate="onLoad"/></draw:frame><text:soft-page-break/></text:p>
      <text:p text:style-name="Standard"/>
      <text:p text:style-name="Standard"/>
      <text:p text:style-name="Standard">By clicking the Submit Button the amount of units and their abilities are transferred to the View Pan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DARK ELDAR RACE PANE</text:p>
      <text:p text:style-name="Standard"/>
      <text:p text:style-name="Standard">The Dark Eldar Race Pane looks like this.</text:p>
      <text:p text:style-name="Standard">(Please see the image on the next page).</text:p>
      <text:p text:style-name="Standard"><text:soft-page-break/></text:p>
      <text:p text:style-name="Standard"><draw:frame draw:style-name="fr1" draw:name="grafika2" text:anchor-type="paragraph" svg:width="16.999cm" svg:height="11.349cm" draw:z-index="0"><draw:image xlink:href="Pictures/200000070000450B00002E197006F8B4.svm" xlink:type="simple" xlink:show="embed" xlink:actuate="onLoad"/></draw:frame></text:p>
      <text:p text:style-name="Standard">The user has the following infantry units to declare:</text:p>
      <text:p text:style-name="Standard"/>
      <text:p text:style-name="Standard">1.Mandrake Squads</text:p>
      <text:p text:style-name="Standard">2.Warrior Squads</text:p>
      <text:p text:style-name="Standard">3.Wych Squads</text:p>
      <text:p text:style-name="Standard">4.Scourge Squads</text:p>
      <text:p text:style-name="Standard">5.Warp Beast Packs</text:p>
      <text:p text:style-name="Standard"/>
      <text:p text:style-name="P1">Please note: In order for the score to be calculated correctly the user should insert data of type integer to each of the corresponding TextBoxes. ALL text boxes must be filled with valid input in order for the apllication to work correctly.</text:p>
      <text:p text:style-name="Standard"/>
      <text:p text:style-name="Standard">What is more he has the following DarkEldarAbilities to choose from:</text:p>
      <text:p text:style-name="Standard"/>
      <text:p text:style-name="Standard">1.Combat Drugs</text:p>
      <text:p text:style-name="Standard">2.Infiltration</text:p>
      <text:p text:style-name="Standard">3.Special morale broken effect</text:p>
      <text:p text:style-name="Standard">4.Jump</text:p>
      <text:p text:style-name="Standard"/>
      <text:p text:style-name="Standard">Please note: The user must tick the CheckBox in order for the special abilities to be added to the specified units.</text:p>
      <text:p text:style-name="Standard"/>
      <text:p text:style-name="Standard">The filled in Dark Eldar Race Pane is going to look like this:</text:p>
      <text:p text:style-name="Standard"/>
      <text:p text:style-name="Standard"/>
      <text:p text:style-name="Standard"/>
      <text:p text:style-name="Standard"/>
      <text:p text:style-name="Standard"><draw:frame draw:style-name="fr1" draw:name="grafika7" text:anchor-type="paragraph" svg:width="16.999cm" svg:height="11.654cm" draw:z-index="4"><draw:image xlink:href="Pictures/200000070000436400002E349BA07704.svm" xlink:type="simple" xlink:show="embed" xlink:actuate="onLoad"/></draw:frame><text:soft-page-break/></text:p>
      <text:p text:style-name="Standard"/>
      <text:p text:style-name="Standard">By clicking onto the Submit button the user submits the chosen units to the ViewPan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text:soft-page-break/>VIEW PANE</text:p>
      <text:p text:style-name="Standard"/>
      <text:p text:style-name="Standard">The empty View Pane looks like this:</text:p>
      <text:p text:style-name="Standard"><draw:frame draw:style-name="fr2" draw:name="grafika3" text:anchor-type="paragraph" svg:width="16.999cm" svg:height="11.679cm" draw:z-index="5"><draw:image xlink:href="Pictures/200000070000436400002E4E1A0CBB8B.svm" xlink:type="simple" xlink:show="embed" xlink:actuate="onLoad"/></draw:frame></text:p>
      <text:p text:style-name="Standard">Taking into account the aforementioned examples(Necrons Pane and Dark Eldar Race Pane) and the data which we have submitted,the View Pane would look like this:</text:p>
      <text:p text:style-name="Standard">(Please see the net page)</text:p>
      <text:p text:style-name="Standard"/>
      <text:p text:style-name="Standard"><draw:frame draw:style-name="fr2" draw:name="grafika8" text:anchor-type="paragraph" svg:width="16.999cm" svg:height="11.621cm" draw:z-index="6"><draw:image xlink:href="Pictures/200000070000434900002DFF738D0094.svm" xlink:type="simple" xlink:show="embed" xlink:actuate="onLoad"/></draw:frame><text:soft-page-break/></text:p>
      <text:p text:style-name="Standard"/>
      <text:p text:style-name="Standard">By cliking onto the <text:span text:style-name="T3">Fight! Button</text:span> the units fight with each other and the results of the skirmish are displayed in the Overview ResultsPane.</text:p>
      <text:p text:style-name="Standard">(Please see the next pag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2">OVERVIEW RESULTS PANE</text:p>
      <text:p text:style-name="Standard"/>
      <text:p text:style-name="Standard">An empty Overview Pane looks like this:</text:p>
      <text:p text:style-name="Standard"/>
      <text:p text:style-name="Standard"><draw:frame draw:style-name="fr1" draw:name="grafika4" text:anchor-type="paragraph" svg:width="16.999cm" svg:height="11.305cm" draw:z-index="1"><draw:image xlink:href="Pictures/200000070000448700002D95112236CD.svm" xlink:type="simple" xlink:show="embed" xlink:actuate="onLoad"/></draw:frame></text:p>
      <text:p text:style-name="Standard"/>
      <text:p text:style-name="Standard">In this Pane the results are going to be displayed. </text:p>
      <text:p text:style-name="Standard"/>
      <text:p text:style-name="Standard">Depending on which race has a better score that race is going to be the winner.</text:p>
      <text:p text:style-name="Standard"/>
      <text:p text:style-name="Standard">Taing into account the aforementioned examples the viewPane is going to look like this:</text:p>
      <text:p text:style-name="Standard">(Please see the image on the next page)</text:p>
      <text:p text:style-name="Standard"/>
      <text:p text:style-name="Standard"/>
      <text:p text:style-name="Standard"/>
      <text:p text:style-name="Standard"><draw:frame draw:style-name="fr3" draw:name="grafika9" text:anchor-type="paragraph" svg:width="16.45cm" svg:height="9.149cm" draw:z-index="7"><draw:image xlink:href="Pictures/200000070000436400002E4EA8A3708D.svm" xlink:type="simple" xlink:show="embed" xlink:actuate="onLoad"/></draw:frame><text:soft-page-break/></text:p>
      <text:p text:style-name="Standard">The user the has an option to clear the results with the <text:span text:style-name="T3">"Clear Results!" Button</text:span>. By clicking onto the button the results are going to be cleared, the user then has access to an empty Overview Results Pane,like so.</text:p>
      <text:p text:style-name="Standard"/>
      <text:p text:style-name="Standard"><draw:frame draw:style-name="fr2" draw:name="grafika5" text:anchor-type="paragraph" svg:width="16.999cm" svg:height="11.61cm" draw:z-index="8"><draw:image xlink:href="Pictures/200000070000437E00002E1975B1572A.svm" xlink:type="simple" xlink:show="embed" xlink:actuate="onLoad"/></draw:frame></text:p>
      <text:p text:style-name="Standard"/>
      <text:p text:style-name="Standard"/>
      <text:p text:style-name="Standard"/>
      <text:p text:style-name="Standard"/>
      <text:p text:style-name="Standard"><text:soft-page-break/>If he wants to he can later start the skirmish again by making use of the the Necrons Race pane at the beginning like so:</text:p>
      <text:p text:style-name="Standard"/>
      <text:p text:style-name="Standard"><draw:frame draw:style-name="fr2" draw:name="grafika10" text:anchor-type="paragraph" svg:width="16.999cm" svg:height="11.642cm" draw:z-index="9"><draw:image xlink:href="Pictures/200000070000439900002E4E5FC25FCA.svm" xlink:type="simple" xlink:show="embed" xlink:actuate="onLoad"/></draw:frame></text:p>
      <text:p text:style-name="Standard">He can repeat adding the information indifinitely and quit the application at any time by making use of the: File -&gt; Exit Option like so:</text:p>
      <text:p text:style-name="Standard">(Please see the next page)</text:p>
      <text:p text:style-name="Standard"/>
      <text:p text:style-name="Standard"><draw:frame draw:style-name="fr2" draw:name="grafika11" text:anchor-type="paragraph" svg:width="16.999cm" svg:height="11.453cm" draw:z-index="10"><draw:image xlink:href="Pictures/20000007000043CE00002DB050F1A10A.svm" xlink:type="simple" xlink:show="embed" xlink:actuate="onLoad"/></draw:frame><text:soft-page-break/></text:p>
      <text:p text:style-name="Standard">What is more the user can get to know more about the pplication by clicking the:</text:p>
      <text:p text:style-name="Standard">Help: About Option like so:</text:p>
      <text:p text:style-name="Standard"/>
      <text:p text:style-name="Standard"><draw:frame draw:style-name="fr2" draw:name="grafika12" text:anchor-type="paragraph" svg:width="16.999cm" svg:height="11.568cm" draw:z-index="11"><draw:image xlink:href="Pictures/200000070000434900002DCACDC39ACD.svm" xlink:type="simple" xlink:show="embed" xlink:actuate="onLoad"/></draw:frame></text:p>
      <text:p text:style-name="Standard"><text:soft-page-break/></text:p>
      <text:p text:style-name="Standard"/>
      <text:p text:style-name="Standard"><draw:frame draw:style-name="fr2" draw:name="grafika13" text:anchor-type="paragraph" svg:width="16.999cm" svg:height="11.566cm" draw:z-index="12"><draw:image xlink:href="Pictures/200000070000439900002DFF35D7F603.svm" xlink:type="simple" xlink:show="embed" xlink:actuate="onLoad"/></draw:frame></text:p>
      <text:p text:style-name="Standard">That is all of the functionality of the apllication covered.</text:p>
      <text:p text:style-name="Standard"/>
      <text:p text:style-name="Standard">Please feel free to explore the application as much as you desire. Thank yo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3H56M51S</meta:editing-duration>
    <meta:editing-cycles>7</meta:editing-cycles>
    <meta:generator>OpenOffice/4.1.10$Win32 OpenOffice.org_project/4110m2$Build-9807</meta:generator>
    <dc:date>2022-06-10T14:26:32.04</dc:date>
    <meta:document-statistic meta:table-count="0" meta:image-count="13" meta:object-count="0" meta:page-count="12" meta:paragraph-count="73" meta:word-count="806" meta:character-count="4658"/>
    <meta:user-defined meta:name="Info 1"/>
    <meta:user-defined meta:name="Info 2"/>
    <meta:user-defined meta:name="Info 3"/>
    <meta:user-defined meta:name="Info 4"/>
  </office:meta>
</office:document-meta>
</file>